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8pt" style:font-size-asian="15.75pt" style:font-size-complex="18pt"/>
    </style:style>
    <style:style style:name="T1" style:family="text">
      <style:text-properties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vin Clement</text:p>
      <text:p text:style-name="Standard">CIS 244</text:p>
      <text:p text:style-name="Standard">Assignment 4</text:p>
      <text:p text:style-name="Standard"/>
      <text:p text:style-name="P1">Working in teams</text:p>
      <text:p text:style-name="P2"><text:span text:style-name="T1"/></text:p>
      <text:p text:style-name="P2"><text:span text:style-name="T1"/></text:p>
      <text:p text:style-name="P2"><text:span text:style-name="T1">Reading about the cons of groups I am reminded of the book "The Mythical Man-Month" by Fred Brooks. This book deals with software project management and while it discusses many problems that afflict software projects, it's central theme can be summarized as "adding manpower to a late project makes it later". Having read through "A note on Working in Teams" I believe that one of the reasons adding manpower to a late project makes it later is because generally the reason a software project becomes late is due to problems with the group. By simply adding more members to the group, it makes the group even more dysfunctional which delays the project even further. The new members are going to be a little lost at first not knowing their place in the group. Communication becomes more difficult as there are more people that need to be informed on what is happening. Power hungry leaders may feel threatened by the newcomers. However groups can be very useful as well. I think the real secret to a successfull group is for everyone in the group to have a desire to complete the groups objectives and also have everyone have at least a general idea of everyone else's strengths and weaknes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onkyhotay</meta:initial-creator>
    <meta:creation-date>2008-04-28T17:54:24</meta:creation-date>
    <dc:creator>donkyhotay</dc:creator>
    <dc:date>2008-04-28T18:45:11</dc:date>
    <meta:editing-cycles>1</meta:editing-cycles>
    <meta:editing-duration>PT4M17S</meta:editing-duration>
    <meta:user-defined meta:name="Info 1"/>
    <meta:user-defined meta:name="Info 2"/>
    <meta:user-defined meta:name="Info 3"/>
    <meta:user-defined meta:name="Info 4"/>
    <meta:document-statistic meta:table-count="0" meta:image-count="0" meta:object-count="0" meta:page-count="1" meta:paragraph-count="5" meta:word-count="218" meta:character-count="1243"/>
  </office:meta>
</office:document-meta>
</file>